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size="20pt" style:font-size-asian="20pt" style:font-size-complex="20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DefaultParagraphFont" style:family="text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/>
    </style:style>
    <style:style style:name="P8" style:parent-style-name="ListParagraph" style:list-style-name="LFO1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P14" style:parent-style-name="ListParagraph" style:list-style-name="LFO1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ListParagraph" style:list-style-name="LFO1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P23" style:parent-style-name="ListParagraph" style:list-style-name="LFO2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4" style:parent-style-name="ListParagraph" style:list-style-name="LFO2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5" style:parent-style-name="ListParagraph" style:list-style-name="LFO2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6" style:parent-style-name="ListParagraph" style:list-style-name="LFO2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7" style:parent-style-name="ListParagraph" style:family="paragraph">
      <style:text-properties style:font-name="Times New Roman" style:font-name-complex="Times New Roman"/>
    </style:style>
    <style:style style:name="P28" style:parent-style-name="ListParagraph" style:list-style-name="LFO1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P35" style:parent-style-name="ListParagraph" style:list-style-name="LFO1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9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Why I Choose Kanban Over Scrum For CareerPath</text:p>
      <text:p text:style-name="P2">Project Context:</text:p>
      <text:p text:style-name="Normal"><text:span text:style-name="T3">CareerPath is the name of the individual assignment I decided to work on during Semester 3 at Fontys ICT. It’s goal is to help students/adults find job opportunities with the help of AI. That way many young people can find the best job offer that suits their CV. Since I am working alone on this project, I decided to use<text:s/></text:span><text:span text:style-name="T4">Kanban</text:span><text:span text:style-name="T5">, instead of<text:s/></text:span><text:span text:style-name="T6">Scrum</text:span><text:span text:style-name="T7"><text:s/>to manage my workflow.</text:span></text:p>
      <text:list text:style-name="LFO1" text:continue-numbering="true">
        <text:list-item>
          <text:p text:style-name="P8">Solo Development</text:p>
        </text:list-item>
      </text:list>
      <text:p text:style-name="Normal"><text:span text:style-name="T9">Scrum<text:s/></text:span><text:span text:style-name="T10">is a methodology, used for team oriented projects, where each team member is assigned an important role – Scrum Master, Product Owner. Since I am a solo developer for this one, I decided to stick with<text:s/></text:span><text:span text:style-name="T11">Kanban</text:span><text:span text:style-name="T12">,</text:span><text:span text:style-name="T13"><text:s/>since there is no role division and it gives me the freedom to manage everything myself.</text:span></text:p>
      <text:list text:style-name="LFO1" text:continue-numbering="true">
        <text:list-item>
          <text:p text:style-name="P14">Flexibility</text:p>
        </text:list-item>
      </text:list>
      <text:p text:style-name="Normal"><text:span text:style-name="T15">Kanban</text:span><text:span text:style-name="T16"><text:s/></text:span><text:span text:style-name="T17">allows me to pick tasks at any time, which is more comfortable for me, since I will not have the pressure to follow different sprint deliverables and deadlines. This is helpful for my case, since I am trying to learn new tools in programming – Angular, Java.</text:span></text:p>
      <text:list text:style-name="LFO1" text:continue-numbering="true">
        <text:list-item>
          <text:p text:style-name="P18">Simple Workflow</text:p>
        </text:list-item>
      </text:list>
      <text:p text:style-name="Normal"><text:span text:style-name="T19">The columns in my<text:s/></text:span><text:span text:style-name="T20">Kanban</text:span><text:span text:style-name="T21"><text:s/></text:span><text:span text:style-name="T22">look like this, which are easy to real and understand:</text:span></text:p>
      <text:list text:style-name="LFO2" text:continue-numbering="true">
        <text:list-item>
          <text:p text:style-name="P23">To Do</text:p>
        </text:list-item>
        <text:list-item>
          <text:p text:style-name="P24">In Progress</text:p>
        </text:list-item>
        <text:list-item>
          <text:p text:style-name="P25">Review ( via teacher or colleague )</text:p>
        </text:list-item>
        <text:list-item>
          <text:p text:style-name="P26">Done</text:p>
        </text:list-item>
      </text:list>
      <text:p text:style-name="P27"/>
      <text:list text:style-name="LFO1" text:continue-numbering="true">
        <text:list-item>
          <text:p text:style-name="P28">Less Complicated</text:p>
        </text:list-item>
      </text:list>
      <text:p text:style-name="Normal"><text:span text:style-name="T29">Scrum</text:span><text:span text:style-name="T30"><text:s/></text:span><text:span text:style-name="T31">includes sprint meetings, retrospectives and planning, all of which are irrelevant in my case.<text:s/></text:span><text:span text:style-name="T32">Kanban</text:span><text:span text:style-name="T33"><text:s/></text:span><text:span text:style-name="T34">is a lot less strict, which gives me more time and freedom to experiment and learn.</text:span></text:p>
      <text:list text:style-name="LFO1" text:continue-numbering="true">
        <text:list-item>
          <text:p text:style-name="P35">Conclusion</text:p>
        </text:list-item>
      </text:list>
      <text:p text:style-name="Normal"><text:span text:style-name="T36">In conclusion,<text:s/></text:span><text:span text:style-name="T37">Kanban</text:span><text:span text:style-name="T38"><text:s/></text:span><text:span text:style-name="T39">is the most optimal methodology to use in my IP and moreover it matches one of my learning outcomes for this semester ( Agile Development ), which showcases that I can choose the right tool to use for my projec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lamski,Dimitar D.S.</meta:initial-creator>
    <dc:creator>Malamski,Dimitar D.S.</dc:creator>
    <meta:creation-date>2025-09-16T22:19:00Z</meta:creation-date>
    <dc:date>2025-09-16T22:33:00Z</dc:date>
    <meta:template xlink:href="Normal.dotm" xlink:type="simple"/>
    <meta:editing-cycles>5</meta:editing-cycles>
    <meta:editing-duration>PT840S</meta:editing-duration>
    <meta:document-statistic meta:page-count="1" meta:paragraph-count="3" meta:word-count="245" meta:character-count="1640" meta:row-count="11" meta:non-whitespace-character-count="1398"/>
  </office:meta>
</office:document-meta>
</file>